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9360d"/>
    </style:style>
    <style:style style:name="P2" style:family="paragraph" style:parent-style-name="Standard">
      <style:text-properties officeooo:rsid="003110d6" officeooo:paragraph-rsid="003110d6"/>
    </style:style>
    <style:style style:name="P3" style:family="paragraph" style:parent-style-name="Standard">
      <style:text-properties officeooo:rsid="00327b56" officeooo:paragraph-rsid="00327b56"/>
    </style:style>
    <style:style style:name="P4" style:family="paragraph" style:parent-style-name="Standard">
      <style:text-properties officeooo:rsid="0033049b" officeooo:paragraph-rsid="0033049b"/>
    </style:style>
    <style:style style:name="P5" style:family="paragraph" style:parent-style-name="Standard">
      <style:text-properties officeooo:rsid="0034add6" officeooo:paragraph-rsid="0034add6"/>
    </style:style>
    <style:style style:name="P6" style:family="paragraph" style:parent-style-name="Standard">
      <style:text-properties officeooo:rsid="00352eca" officeooo:paragraph-rsid="00352eca"/>
    </style:style>
    <style:style style:name="T1" style:family="text">
      <style:text-properties officeooo:rsid="002b2513"/>
    </style:style>
    <style:style style:name="T2" style:family="text">
      <style:text-properties officeooo:rsid="003110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 206 – <text:span text:style-name="T1">Oct 3</text:span> 2018 <text:s text:c="3"/></text:p>
      <text:p text:style-name="Standard">Lecture <text:span text:style-name="T2">8</text:span></text:p>
      <text:p text:style-name="P1"/>
      <text:p text:style-name="P2">Lighting Rod </text:p>
      <text:p text:style-name="P2">- Lightning is a massibe charge on the clouds that flows to the ground</text:p>
      <text:p text:style-name="P2">- When house charges up, the lighting rod emits a corona dischange, releasing the charge into the air where it can move up into the clouds</text:p>
      <text:p text:style-name="P2">- This release of charge makes the house less attractive to lightning</text:p>
      <text:p text:style-name="P2">- Lighting rod can be found on wing tips of airplanes</text:p>
      <text:p text:style-name="P2"/>
      <text:p text:style-name="P2"/>
      <text:p text:style-name="P2">Electrostatic percipitator </text:p>
      <text:p text:style-name="P2">- Power supply between walls and corona wires</text:p>
      <text:p text:style-name="P2">- Wires are negatively charged</text:p>
      <text:p text:style-name="P2">- Corono discharge from the negativity charged wired release electrons into the air that then charge the dust particles making them negatively charged.</text:p>
      <text:p text:style-name="P2">- This negative charged dust is then attracted to the postive walls, trapping dust</text:p>
      <text:p text:style-name="P2">- The electrostatic force is much stronger than gravity and any air currents</text:p>
      <text:p text:style-name="P2"/>
      <text:p text:style-name="P3">Other Dust Cleaners </text:p>
      <text:p text:style-name="P3">- Ion generator</text:p>
      <text:p text:style-name="P3">- Charges dust but does not trap it</text:p>
      <text:p text:style-name="P3">- Instead it sticks to the neutral walls of the room or the furniture.</text:p>
      <text:p text:style-name="P3">- Charged dust particle polarizes the neutral surface so that attarct</text:p>
      <text:p text:style-name="P3"><text:s/></text:p>
      <text:p text:style-name="P4">Xerox Machines</text:p>
      <text:p text:style-name="P4">- Copy an image onto paper using toner particles (plastic particles that are coloured)</text:p>
      <text:p text:style-name="P4">- Want to put toner on the paper where there is writing</text:p>
      <text:p text:style-name="P4">- A photoconducter is a material that becomes very conductive when light is shined upon it</text:p>
      <text:p text:style-name="P4">- When light hits a photoconductor, charges cancel and that specfic portion is left uncharged</text:p>
      <text:p text:style-name="P4"/>
      <text:p text:style-name="P5">Charged Photoconductor </text:p>
      <text:p text:style-name="P5">- Place charge on both sides of the photconductor</text:p>
      <text:p text:style-name="P5">- Illuminate one sport turing that spoit into a conductor. Charge can move and gets neutralized</text:p>
      <text:p text:style-name="P5">- There is no isolated charge where the light shines</text:p>
      <text:p text:style-name="P5"/>
      <text:p text:style-name="P6">Laser Printer</text:p>
      <text:p text:style-name="P6">- Use laser to scan an image onto a photoconductive drum</text:p>
      <text:p text:style-name="P6">- This creates a charge image on the drum that can then be covered with toner</text:p>
      <text:p text:style-name="P6">- The toner is then transfered to the paper, creating the 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46:25.809214935</meta:creation-date>
    <meta:editing-duration>P1DT12H46M33S</meta:editing-duration>
    <meta:editing-cycles>7</meta:editing-cycles>
    <meta:generator>LibreOffice/5.4.5.1$Linux_X86_64 LibreOffice_project/40m0$Build-1</meta:generator>
    <dc:date>2018-10-04T13:40:18.536589507</dc:date>
    <meta:document-statistic meta:table-count="0" meta:image-count="0" meta:object-count="0" meta:page-count="1" meta:paragraph-count="32" meta:word-count="313" meta:character-count="1763" meta:non-whitespace-character-count="1471"/>
  </office:meta>
</office:document-meta>
</file>